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8AEC1B6C.png" manifest:media-type="image/png"/>
  <manifest:file-entry manifest:full-path="Pictures/1000000000000780000004386F205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614cm, 29.942cm, 10.39cm, 9.625cm)" draw:image-opacity="100%" style:mirror="none"/>
    </style:style>
    <style:style style:name="gr2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7.096cm, 35.023cm, 9.069cm, 8.55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0.5cm" svg:height="11.3cm" svg:x="1.3cm" svg:y="1.3cm">
          <draw:image xlink:href="Pictures/1000000000000780000004386F205BDF.png" xlink:type="simple" xlink:show="embed" xlink:actuate="onLoad">
            <text:p/>
          </draw:image>
        </draw:frame>
        <draw:line draw:style-name="gr2" draw:text-style-name="P1" draw:layer="layout" svg:x1="8.1cm" svg:y1="11.7cm" svg:x2="11.2cm" svg:y2="11.7cm">
          <text:p/>
        </draw:line>
        <draw:frame draw:style-name="gr3" draw:text-style-name="P1" draw:layer="layout" svg:width="6.4cm" svg:height="2.3cm" svg:x="11.4cm" svg:y="10.4cm">
          <draw:image xlink:href="Pictures/1000000000000780000004388AEC1B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9-29T16:01:04.289684728</dc:date>
    <meta:editing-duration>P0D</meta:editing-duration>
    <meta:editing-cycles>1</meta:editing-cycles>
    <meta:document-statistic meta:object-count="3"/>
  </office:meta>
</office:document-meta>
</file>